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5pt" officeooo:rsid="000a7ec9" officeooo:paragraph-rsid="000a7ec9" style:font-size-asian="15pt" style:font-size-complex="15pt"/>
    </style:style>
    <style:style style:name="P3" style:family="paragraph" style:parent-style-name="Standard">
      <style:text-properties fo:font-size="16pt" fo:font-weight="bold" officeooo:rsid="000a7ec9" officeooo:paragraph-rsid="000a7ec9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5pt" fo:font-weight="normal" officeooo:rsid="000a7ec9" officeooo:paragraph-rsid="000a7ec9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1e2d8" officeooo:paragraph-rsid="0011e2d8" style:font-size-asian="15pt" style:font-weight-asian="normal" style:font-size-complex="15pt" style:font-weight-complex="normal"/>
    </style:style>
    <style:style style:name="P6" style:family="paragraph" style:parent-style-name="Standard" style:list-style-name="L2">
      <style:text-properties fo:font-size="15pt" fo:font-weight="normal" officeooo:rsid="0011e2d8" officeooo:paragraph-rsid="0011e2d8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text-properties fo:font-size="15pt" fo:font-weight="normal" officeooo:rsid="0013aa16" officeooo:paragraph-rsid="0013aa16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text-properties fo:font-size="15pt" fo:font-weight="normal" officeooo:rsid="0014106c" officeooo:paragraph-rsid="0014106c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officeooo:rsid="000a7ec9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1e2d8" style:font-size-asian="22pt" style:font-weight-asian="bold" style:font-size-complex="2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e2d8" style:font-weight-asian="normal" style:font-weight-complex="normal"/>
    </style:style>
    <style:style style:name="T6" style:family="text">
      <style:text-properties officeooo:rsid="0011e2d8"/>
    </style:style>
    <style:style style:name="T7" style:family="text">
      <style:text-properties officeooo:rsid="0014106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Assignment – </text:span><text:span text:style-name="T3">4</text:span></text:p>
      <text:p text:style-name="P3"/>
      <text:p text:style-name="P2"><text:span text:style-name="T4">Problem No</text:span><text:span text:style-name="T1">: <text:s/></text:span><text:span text:style-name="T4">1,</text:span><text:span text:style-name="T5">2.</text:span></text:p>
      <text:p text:style-name="P2"><text:span text:style-name="T4">Group No</text:span><text:span text:style-name="T1"> : </text:span><text:span text:style-name="T4">14</text:span></text:p>
      <text:p text:style-name="P4">Group Members:</text:p>
      <text:p text:style-name="P4"><text:tab/><text:tab/><text:tab/>1)Pasupulety Chethan Krishna Venkat(21CS30036)</text:p>
      <text:p text:style-name="P4"><text:tab/><text:tab/><text:tab/>2)Gummadi Vikhyath (21CS10028)</text:p>
      <text:p text:style-name="P4"/>
      <text:p text:style-name="P4">Algorithm <text:span text:style-name="T6">for problem 1</text:span>:</text:p>
      <text:p text:style-name="P4"/>
      <text:list xml:id="list453634140" text:style-name="L1">
        <text:list-item>
          <text:p text:style-name="P7">In the problem we need to find the sum of the series 1^1+2^2+3^3+...........n^n .</text:p>
        </text:list-item>
        <text:list-item>
          <text:p text:style-name="P7">We solved this problem using a recursive way , first if the input is less than 1, we will ask the user to input the value of n again.</text:p>
        </text:list-item>
        <text:list-item>
          <text:p text:style-name="P7">First we will find the value of n^<text:span text:style-name="T7">n</text:span> and then we will recrusively call for the function f(n-1) , finally we will return n^<text:span text:style-name="T7">n</text:span>+f(n-1).</text:p>
        </text:list-item>
        <text:list-item>
          <text:p text:style-name="P8">We used a stack to follow the overall process for the recursion method.</text:p>
        </text:list-item>
      </text:list>
      <text:p text:style-name="P4"/>
      <text:p text:style-name="P4"/>
      <text:p text:style-name="P5">Algorithm for problem 2:</text:p>
      <text:p text:style-name="P5"/>
      <text:list xml:id="list237933721" text:style-name="L2">
        <text:list-item>
          <text:p text:style-name="P6">In the problem we need to find total no of steps required to make the give number as 1 , we solved this problem using a recursion method</text:p>
        </text:list-item>
        <text:list-item>
          <text:p text:style-name="P6">Let’s take a recursion function findcount(int n) , the base case of the recursion function is (n==1) which will return the value 0.</text:p>
        </text:list-item>
        <text:list-item>
          <text:p text:style-name="P6">If it’s not the base case , then we will check the number if its divisible by 2 using div operation in mips .</text:p>
        </text:list-item>
        <text:list-item>
          <text:p text:style-name="P6">If its divisble then we will call the function again as findcount(n/2) and return the value +1.</text:p>
        </text:list-item>
        <text:list-item>
          <text:p text:style-name="P6">If it’s not divisible then we will call the function again as findcount(3*n+1) and return its value +1.</text:p>
        </text:list-item>
        <text:list-item>
          <text:p text:style-name="P6">Overall using the above algorithm we can get the required no of steps in the Collaz Conjecture using a recursive way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39:21.995710456</meta:creation-date>
    <dc:date>2023-08-16T16:30:58.738684895</dc:date>
    <meta:editing-duration>PT9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47" meta:character-count="1309" meta:non-whitespace-character-count="1077"/>
  </office:meta>
</office:document-meta>
</file>